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45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1.799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.</text:p>
          </table:table-cell>
          <table:table-cell office:value-type="string" table:style-name="ce1">
            <text:p>Test</text:p>
          </table:table-cell>
          <table:table-cell table:number-columns-repeated="3" table:style-name="ce1"/>
          <table:table-cell office:value-type="string" table:style-name="ce1">
            <text:p>Result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Game runs on windows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Game runs on android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Welcome message appears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User can interact with guess buttons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User can assign colours from the colour picker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Game jumps to new iteration after guess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User can make up to 10 guesses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Games UI is readable, easy to understand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string" table:style-name="ce1">
            <text:p>user can reset game or play again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Pin system correctly displays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string" table:style-name="ce1">
            <text:p>Game keeps previous guesses for looking back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string" table:style-name="ce1">
            <text:p>User can see a win or lose message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string" table:style-name="ce1">
            <text:p>Old data cannot be modified</text:p>
          </table:table-cell>
          <table:table-cell table:number-columns-repeated="3" table:style-name="ce1"/>
          <table:table-cell office:value-type="string" table:style-name="ce1">
            <text:p>Succes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string" table:style-name="ce1">
            <text:p>User can save / Load game data</text:p>
          </table:table-cell>
          <table:table-cell table:number-columns-repeated="3" table:style-name="ce1"/>
          <table:table-cell office:value-type="string" table:style-name="ce1">
            <text:p>Attempted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shane Walsh</meta:initial-creator>
    <dc:creator>shane Walsh</dc:creator>
    <meta:creation-date>2023-01-03T17:08:17Z</meta:creation-date>
    <dc:date>2023-01-04T12:12:34Z</dc:date>
  </office:meta>
</office:document-meta>
</file>